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rsid="0006c4c9" officeooo:paragraph-rsid="00921926"/>
    </style:style>
    <style:style style:name="P3" style:family="paragraph" style:parent-style-name="Text_20_body">
      <style:paragraph-properties fo:text-align="justify" style:justify-single-word="false"/>
      <style:text-properties fo:color="#c9211e" officeooo:rsid="0006c4c9" officeooo:paragraph-rsid="0085dd33"/>
    </style:style>
    <style:style style:name="P4" style:family="paragraph" style:parent-style-name="Text_20_body">
      <style:paragraph-properties fo:text-align="justify" style:justify-single-word="false"/>
      <style:text-properties fo:color="#c9211e" officeooo:paragraph-rsid="00e00802"/>
    </style:style>
    <style:style style:name="P5" style:family="paragraph" style:parent-style-name="Text_20_body">
      <style:paragraph-properties fo:text-align="justify" style:justify-single-word="false"/>
      <style:text-properties fo:color="#c9211e" officeooo:paragraph-rsid="0006c4c9"/>
    </style:style>
    <style:style style:name="P6" style:family="paragraph" style:parent-style-name="Text_20_body">
      <style:paragraph-properties fo:text-align="justify" style:justify-single-word="false"/>
      <style:text-properties fo:color="#c9211e" fo:font-size="12pt" fo:font-style="normal" fo:font-weight="normal" officeooo:paragraph-rsid="00e2c981" style:font-size-asian="12pt" style:font-style-asian="normal" style:font-weight-asian="normal" style:font-size-complex="12pt" style:font-style-complex="normal" style:font-weight-complex="normal"/>
    </style:style>
    <style:style style:name="P7" style:family="paragraph" style:parent-style-name="Text_20_body">
      <style:paragraph-properties fo:text-align="center" style:justify-single-word="false" fo:padding="0.049cm" fo:border="0.06pt solid #000000" style:shadow="#808080 0.176cm 0.176cm"/>
      <style:text-properties fo:font-weight="bold" officeooo:rsid="000057c8" officeooo:paragraph-rsid="000057c8" style:font-weight-asian="bold" style:font-weight-complex="bold"/>
    </style:style>
    <style:style style:name="P8" style:family="paragraph" style:parent-style-name="Text_20_body">
      <style:paragraph-properties fo:text-align="center" style:justify-single-word="false" fo:padding="0.049cm" fo:border="0.06pt solid #000000" style:shadow="#808080 0.176cm 0.176cm"/>
      <style:text-properties fo:font-weight="bold" officeooo:rsid="0001f785" officeooo:paragraph-rsid="0001f785" style:font-weight-asian="bold" style:font-weight-complex="bold"/>
    </style:style>
    <style:style style:name="P9" style:family="paragraph" style:parent-style-name="Text_20_body">
      <style:paragraph-properties fo:text-align="center" style:justify-single-word="false" fo:padding="0.049cm" fo:border="0.06pt solid #000000" style:shadow="#808080 0.176cm 0.176cm"/>
      <style:text-properties officeooo:paragraph-rsid="000057c8"/>
    </style:style>
    <style:style style:name="P10" style:family="paragraph" style:parent-style-name="Horizontal_20_Line">
      <style:text-properties fo:font-size="9pt" style:font-size-asian="9pt" style:font-size-complex="9pt"/>
    </style:style>
    <style:style style:name="P11" style:family="paragraph" style:parent-style-name="Text_20_body">
      <style:paragraph-properties fo:margin-left="0cm" fo:margin-right="0cm" fo:text-align="justify" style:justify-single-word="false" fo:text-indent="0cm" style:auto-text-indent="false"/>
      <style:text-properties fo:font-size="8pt" officeooo:paragraph-rsid="009b73e6" style:font-size-asian="8pt" style:font-size-complex="8pt"/>
    </style:style>
    <style:style style:name="P12" style:family="paragraph" style:parent-style-name="Text_20_body">
      <style:paragraph-properties fo:margin-left="0cm" fo:margin-right="0cm" fo:text-align="justify" style:justify-single-word="false" fo:text-indent="0cm" style:auto-text-indent="false"/>
      <style:text-properties fo:font-size="8pt" officeooo:paragraph-rsid="00a35fb7" style:font-size-asian="8pt" style:font-size-complex="8pt"/>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size="8pt" officeooo:rsid="000476c3" officeooo:paragraph-rsid="0057292d" style:font-size-asian="8pt" style:font-size-complex="8pt"/>
    </style:style>
    <style:style style:name="P14" style:family="paragraph" style:parent-style-name="Text_20_body">
      <style:paragraph-properties fo:text-align="justify" style:justify-single-word="false"/>
      <style:text-properties fo:color="#c9211e" officeooo:rsid="0006c4c9" officeooo:paragraph-rsid="00c2dcd3"/>
    </style:style>
    <style:style style:name="P15" style:family="paragraph" style:parent-style-name="Text_20_body">
      <style:paragraph-properties fo:text-align="justify" style:justify-single-word="false"/>
      <style:text-properties fo:color="#c9211e" officeooo:rsid="0006c4c9" officeooo:paragraph-rsid="002681aa"/>
    </style:style>
    <style:style style:name="T1" style:family="text">
      <style:text-properties fo:font-style="italic" style:font-style-asian="italic" style:font-style-complex="italic"/>
    </style:style>
    <style:style style:name="T2" style:family="text">
      <style:text-properties fo:font-style="italic" officeooo:rsid="007b6c26" style:font-style-asian="italic" style:font-style-complex="italic"/>
    </style:style>
    <style:style style:name="T3" style:family="text">
      <style:text-properties fo:font-style="italic" officeooo:rsid="009a4c4b" style:font-style-asian="italic" style:font-style-complex="italic"/>
    </style:style>
    <style:style style:name="T4" style:family="text">
      <style:text-properties fo:font-style="italic" officeooo:rsid="009b73e6" style:font-style-asian="italic" style:font-style-complex="italic"/>
    </style:style>
    <style:style style:name="T5" style:family="text">
      <style:text-properties fo:font-style="italic" fo:font-weight="bold" officeooo:rsid="0001f785" style:font-style-asian="italic" style:font-weight-asian="bold" style:font-style-complex="italic" style:font-weight-complex="bold"/>
    </style:style>
    <style:style style:name="T6" style:family="text">
      <style:text-properties fo:font-style="italic" fo:font-weight="bold" officeooo:rsid="00a4f09a" style:font-style-asian="italic" style:font-weight-asian="bold" style:font-style-complex="italic" style:font-weight-complex="bold"/>
    </style:style>
    <style:style style:name="T7" style:family="text">
      <style:text-properties fo:font-style="italic" fo:font-weight="bold" officeooo:rsid="007b6c26"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type="double" style:text-underline-width="auto" style:text-underline-color="font-color" style:font-style-asian="italic" style:font-style-complex="italic"/>
    </style:style>
    <style:style style:name="T10" style:family="text">
      <style:text-properties officeooo:rsid="0006c4c9"/>
    </style:style>
    <style:style style:name="T11" style:family="text">
      <style:text-properties officeooo:rsid="001a87a7"/>
    </style:style>
    <style:style style:name="T12" style:family="text">
      <style:text-properties style:text-underline-style="solid" style:text-underline-width="auto" style:text-underline-color="font-color" officeooo:rsid="0006c4c9"/>
    </style:style>
    <style:style style:name="T13" style:family="text">
      <style:text-properties fo:language="grc" fo:country="GR" officeooo:rsid="00827faa"/>
    </style:style>
    <style:style style:name="T14" style:family="text">
      <style:text-properties fo:language="grc" fo:country="GR" fo:font-style="normal" officeooo:rsid="00c71dc7" style:font-style-asian="normal" style:font-style-complex="normal"/>
    </style:style>
    <style:style style:name="T15" style:family="text">
      <style:text-properties fo:language="grc" fo:country="GR" fo:font-style="normal" officeooo:rsid="00827faa" style:font-style-asian="normal" style:font-style-complex="normal"/>
    </style:style>
    <style:style style:name="T16" style:family="text">
      <style:text-properties fo:language="grc" fo:country="GR" fo:font-style="normal" officeooo:rsid="00dfb112" style:font-style-asian="normal" style:font-style-complex="normal"/>
    </style:style>
    <style:style style:name="T17" style:family="text">
      <style:text-properties fo:language="grc" fo:country="GR" fo:font-style="normal" officeooo:rsid="00e00802" style:font-style-asian="normal" style:font-style-complex="normal"/>
    </style:style>
    <style:style style:name="T18" style:family="text">
      <style:text-properties fo:language="grc" fo:country="GR" fo:font-style="normal" officeooo:rsid="0006c4c9" style:font-style-asian="normal" style:font-style-complex="normal"/>
    </style:style>
    <style:style style:name="T19" style:family="text">
      <style:text-properties fo:language="grc" fo:country="GR" fo:font-style="normal" officeooo:rsid="00e0965a" style:font-style-asian="normal" style:font-style-complex="normal"/>
    </style:style>
    <style:style style:name="T20" style:family="text">
      <style:text-properties fo:language="grc" fo:country="GR" fo:font-style="normal" officeooo:rsid="00f23732" style:font-style-asian="normal" style:font-style-complex="normal"/>
    </style:style>
    <style:style style:name="T21" style:family="text">
      <style:text-properties fo:language="grc" fo:country="GR" fo:font-style="italic" officeooo:rsid="00dfb112" style:font-style-asian="italic" style:font-style-complex="italic"/>
    </style:style>
    <style:style style:name="T22" style:family="text">
      <style:text-properties fo:language="grc" fo:country="GR" fo:font-style="italic" officeooo:rsid="00e00802" style:font-style-asian="italic" style:font-style-complex="italic"/>
    </style:style>
    <style:style style:name="T23" style:family="text">
      <style:text-properties fo:language="grc" fo:country="GR" fo:font-style="italic" officeooo:rsid="00e0965a" style:font-style-asian="italic" style:font-style-complex="italic"/>
    </style:style>
    <style:style style:name="T24" style:family="text">
      <style:text-properties style:text-position="super 58%"/>
    </style:style>
    <style:style style:name="T25" style:family="text">
      <style:text-properties style:text-position="super 58%" fo:language="grc" fo:country="GR" fo:font-style="normal" officeooo:rsid="00f23732" style:font-style-asian="normal" style:font-style-complex="normal"/>
    </style:style>
    <style:style style:name="T26" style:family="text">
      <style:text-properties officeooo:rsid="00995c65"/>
    </style:style>
    <style:style style:name="T27" style:family="text">
      <style:text-properties fo:font-weight="bold" officeooo:rsid="0001f785" style:font-weight-asian="bold" style:font-weight-complex="bold"/>
    </style:style>
    <style:style style:name="T28" style:family="text">
      <style:text-properties fo:font-weight="bold" officeooo:rsid="000057c8" style:font-weight-asian="bold" style:font-weight-complex="bold"/>
    </style:style>
    <style:style style:name="T29" style:family="text">
      <style:text-properties fo:font-weight="bold" officeooo:rsid="009a4c4b" style:font-weight-asian="bold" style:font-weight-complex="bold"/>
    </style:style>
    <style:style style:name="T30" style:family="text">
      <style:text-properties fo:font-weight="bold" officeooo:rsid="00a4f09a" style:font-weight-asian="bold" style:font-weight-complex="bold"/>
    </style:style>
    <style:style style:name="T31" style:family="text">
      <style:text-properties officeooo:rsid="00d954fa"/>
    </style:style>
    <style:style style:name="T32" style:family="text">
      <style:text-properties officeooo:rsid="00ddce35"/>
    </style:style>
    <style:style style:name="T33" style:family="text">
      <style:text-properties fo:font-size="12pt" fo:font-style="normal" officeooo:rsid="0006c4c9" style:font-size-asian="12pt" style:font-style-asian="normal" style:font-size-complex="12pt" style:font-style-complex="normal"/>
    </style:style>
    <style:style style:name="T34" style:family="text">
      <style:text-properties fo:font-size="12pt" fo:font-style="normal" officeooo:rsid="00e64037" style:font-size-asian="12pt" style:font-style-asian="normal" style:font-size-complex="12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24">e</text:span> / français / télé-travail n°<text:span text:style-name="T26">3 : correction</text:span></text:p>
      <text:p text:style-name="P9"><text:span text:style-name="T27">l’</text:span><text:span text:style-name="T5">Iliade</text:span><text:span text:style-name="T27"> et l’</text:span><text:span text:style-name="T5">Odyssée</text:span><text:span text:style-name="T28"> : </text:span><text:span text:style-name="T27">r</text:span><text:span text:style-name="T29">ésumé de </text:span><text:span text:style-name="T30">l’</text:span><text:span text:style-name="T6">Iliade</text:span></text:p>
      <text:p text:style-name="P8">source : <text:a xlink:type="simple" xlink:href="https://www.arretetonchar.fr/resume-de-liliade-et-de-lodyssee/" text:style-name="Internet_20_link" text:visited-style-name="Visited_20_Internet_20_Link">https://www.arretetonchar.fr/resume-de-liliade-et-de-lodyssee/</text:a></text:p>
      <text:p text:style-name="P13"><text:tab/><text:tab/>La guerre entre les Grecs et les Troyens commence : dans les deux camps se trouvent des guerriers exceptionels. Mais rien ne se déroule comme prévu… </text:p>
      <text:p text:style-name="P11"><text:span text:style-name="T1"><text:tab/><text:tab/></text:span><text:span text:style-name="T2">L’Iliade raconte un épisode de la guerre de Troie, la </text:span><text:span text:style-name="T4">c</text:span><text:span text:style-name="T2">olère d’Achille. Les Grecs font le siège devant la ville depuis déjà d</text:span><text:span text:style-name="T3">ix</text:span><text:span text:style-name="T2"> ans sans résultat ! Agamemnon reçoit comme part de butin Chryséis, </text:span><text:span text:style-name="T4">la</text:span><text:span text:style-name="T2"> fille d’un prêtre d’Apollon. Le dieu se met en colère et envoie </text:span><text:span text:style-name="T4">une</text:span><text:span text:style-name="T2"> peste chez les Grecs. Agamemnon est donc forcé de rendre à son père Chryséis mais demande en échange à Achille sa captive Briséis. </text:span><text:span text:style-name="T7">Furieux, Achille se retire dans sa tente et refuse de participer aux combats</text:span><text:span text:style-name="T2">. Il prie même pour que les Grecs soient vaincus par les Troyens. Effectivement sans lui les Grecs se font battre par Hector et les Troyens.</text:span><text:line-break/><text:span text:style-name="T1"><text:tab/>On décide de mettre fin à la guerre par un duel à mort entre Ménélas et Pâris, mais Aphrodite intervient en enlevant Pâris sur le point d’être vaincu : la trêve est brisée et la guerre reprend, toujours sans Achille !<text:line-break/>Les Grecs s’en sortent temporairement grâce à Athéna, puis doivent faire retraite. Le camp grec et la plupart des bateaux sont incendiés. </text:span></text:p>
      <text:p text:style-name="P12"><text:span text:style-name="T1"><text:tab/>Patrocle persuade </text:span><text:span text:style-name="T4">alors </text:span><text:span text:style-name="T1">son ami Achille de lui prêter ses armes pour redonner courage aux Grecs, mais se fait tuer par Hector qui le dépouille de son armement. Achille fou de douleur décide de se venger en reprenant le combat, et Thétis lui fait fabriquer par Héphaïstos une armure et un bouclier exceptionnels. Il se livre à un véritable carnage dans les rangs des Troyens et tue Hector après l’avoir poursuivi autour des murailles de Troie. Puis </text:span><text:span text:style-name="T9">il</text:span><text:span text:style-name="T1"> </text:span><text:span text:style-name="T9">lui</text:span><text:span text:style-name="T1"> enlève </text:span><text:span text:style-name="T9">toutes ses armes</text:span><text:span text:style-name="T1"> et </text:span><text:span text:style-name="T9">le</text:span><text:span text:style-name="T1"> traîne </text:span><text:span text:style-name="T9">derrière son char</text:span><text:span text:style-name="T1"> </text:span><text:span text:style-name="T9">devant les remparts de Troie</text:span><text:span text:style-name="T1">. Priam réussit à récupérer le corps de son fils Hector en calmant la fureur d’Achille. Ainsi s’achève l’Iliade.</text:span></text:p>
      <text:p text:style-name="P12"><text:span text:style-name="T1"><text:tab/>D’autres légendes affirment qu’Achille fut tué d’une flèche tirée au talon par Pâris. Ulysse raconte dans l’Odyssée l’épisode du cheval de Troie. Les Grecs firent semblant de partir en laissant derrière eux un immense cheval de bois conçu par Ulysse et offert à Poséidon. Les Troyens </text:span><text:span text:style-name="T8">le</text:span><text:span text:style-name="T1"> </text:span><text:span text:style-name="T8">firent</text:span><text:span text:style-name="T1"> entrer </text:span><text:span text:style-name="T8">dans</text:span><text:span text:style-name="T1"> </text:span><text:span text:style-name="T8">leur</text:span><text:span text:style-name="T1"> </text:span><text:span text:style-name="T8">ville</text:span><text:span text:style-name="T1"> </text:span><text:span text:style-name="T8">et</text:span><text:span text:style-name="T1"> </text:span><text:span text:style-name="T8">à</text:span><text:span text:style-name="T1"> la nuit tombée </text:span><text:span text:style-name="T8">les</text:span><text:span text:style-name="T1"> guerriers grecs cachés à l’intérieur en sortirent et ouvrirent les portes de la ville au Grecs qui étaient revenus entre temps. Les Troyens furent massacrés ou réduits en esclavage, la ville incendiée. </text:span></text:p>
      <text:p text:style-name="P10"/>
      <text:p text:style-name="P1">Questions sur le texte. <text:span text:style-name="T11">Sauf mention contraire, toutes les réponses doivent être rédigées sans abréviation.</text:span></text:p>
      <text:p text:style-name="P2">(01) <text:span text:style-name="T31">Apollon est le dieu du Soleil, des arts et de la beauté. Athéna est la déesse de l’intelligence pratique, celle des travaux manuels et de l’effort héroïque. Héphaïstos est le dieu du feu et des forgerons. Poséidon est le dieu de la mer et des chevaux. Aphrodite est la déesse de l’amour sensuel.</text:span></text:p>
      <text:p text:style-name="P3">(02) <text:span text:style-name="T32">En informatique, un </text:span>«cheval de Troie» <text:span text:style-name="T32">est un virus qui s’introduit dans un ordinateur grâce à un programme ou un document apparemment inoffensif. Si par exemple vous téléchargiez un jeu vidéo mais que ce dernier était accompagné d’un virus, ce virus utiliserait la même technique que celle imaginée par Ulysse <text:s/>: se dissimuler puis attaquer.</text:span></text:p>
      <text:p text:style-name="P14">(03) Le mot «siège» désigne à la fois le fait d’assiéger une ville pour s’en emparer et l’objet sur lequel nous nous asseyons. Il s’agit donc de deux mots homographes puisqu’ils s’écrivent de la même manière mais n’ont pas le même sens.</text:p>
      <text:p text:style-name="P4"><text:span text:style-name="T10">(04) Le mot</text:span><text:span text:style-name="T13"> «</text:span><text:span text:style-name="T14">esclave</text:span><text:span text:style-name="T15">»</text:span><text:span text:style-name="T14">, </text:span><text:span text:style-name="T16">grâce à l’ajout du suffixe -age, devient le nom commun </text:span><text:span text:style-name="T15">«</text:span><text:span text:style-name="T14">esclav</text:span><text:span text:style-name="T16">age</text:span><text:span text:style-name="T15">»</text:span><text:span text:style-name="T16"> qui désigne le fait qu’il y ait des esclaves. Par exemple, l’</text:span><text:span text:style-name="T21">esclavage</text:span><text:span text:style-name="T16"> a existé aux USA </text:span><text:span text:style-name="T17">jusqu’en 1865. </text:span><text:span text:style-name="T18">Le mot</text:span><text:span text:style-name="T15"> «</text:span><text:span text:style-name="T14">esclave</text:span><text:span text:style-name="T15">»</text:span><text:span text:style-name="T14">, </text:span><text:span text:style-name="T16">grâce à l’ajout du suffixe -ag</text:span><text:span text:style-name="T17">isme</text:span><text:span text:style-name="T16">, devient le nom commun </text:span><text:span text:style-name="T15">«</text:span><text:span text:style-name="T14">esclav</text:span><text:span text:style-name="T16">ag</text:span><text:span text:style-name="T17">isme</text:span><text:span text:style-name="T15">»</text:span><text:span text:style-name="T16"> </text:span><text:span text:style-name="T17">qui désigne le fait d’être favorable à l’esclavage. Par exemple, l’</text:span><text:span text:style-name="T22">esclavagisme</text:span><text:span text:style-name="T17"> </text:span><text:span text:style-name="T20">semblait normal à certains habitants du Sud des USA jusqu’à la fin du XIX</text:span><text:span text:style-name="T25">e</text:span><text:span text:style-name="T20"> siècle</text:span><text:span text:style-name="T17"> : </text:span><text:span text:style-name="T19">les personnes soutenant ces idées étaient </text:span><text:span text:style-name="T23">esclavagistes</text:span><text:span text:style-name="T19">.</text:span></text:p>
      <text:p text:style-name="P6"><text:span text:style-name="T10">(05) Furieux, </text:span><text:span text:style-name="T12">Achille et ses compagnons</text:span><text:span text:style-name="T10"> </text:span><text:span text:style-name="T12">se retirèrent</text:span><text:span text:style-name="T10"> dans </text:span><text:span text:style-name="T12">leurs tentes</text:span><text:span text:style-name="T10"> et </text:span><text:span text:style-name="T12">refusèrent</text:span><text:span text:style-name="T10"> de participer aux combats. Remarquez que «furieux» au pluriel s’écrit comme au singulier et qu’il vaut mieux envisager qu’il y ait plusieurs tentes («leurs tentes)» plutôt que d’imaginer qu’Achille et ses compagnons s’engouffrent dans la même tente («leur tente»).</text:span></text:p>
      <text:p text:style-name="P5"><text:span text:style-name="T33">(06) «le» est ici un pronom personnel (et non un déterminant article défini), «firent» est le verbe faire (indicatif.passé simple.3P), «dans» est une préposition, «leur» est un déterminant possessif, «ville» est un nom commun, «et» est une conjonction de coordination, «ville» est un nom commun, «à» est une préposition </text:span><text:span text:style-name="T34">et «les» est ici un déterminant article défini.</text:span></text:p>
      <text:p text:style-name="P15">(07) «il» est le sujet du verbe «enlève», «lui» est le COI du verbe «enlève» (il enlève à qui ?), «toutes ses armes» est le COD du verbe «enlève», «le» est le COD du verbe «traîne», «derrière son char» est un complément de phrase, complément circonstanciel de lieu tout comme «devant les remparts de Tro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0-03-24T14:22:02.028711822</dc:date>
    <meta:editing-duration>PT2H8M33S</meta:editing-duration>
    <meta:editing-cycles>150</meta:editing-cycles>
    <meta:generator>LibreOffice/6.0.7.3$Linux_X86_64 LibreOffice_project/00m0$Build-3</meta:generator>
    <meta:document-statistic meta:table-count="0" meta:image-count="0" meta:object-count="0" meta:page-count="1" meta:paragraph-count="15" meta:word-count="830" meta:character-count="4994" meta:non-whitespace-character-count="4168"/>
  </office:meta>
</office:document-meta>
</file>